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style style:name="P1" style:family="paragraph">
      <style:text-properties style:text-underline-style="dash" style:text-underline-width="auto"/>
    </style:style>
    <style:style style:name="P2" style:family="paragraph">
      <style:text-properties style:text-underline-style="dash" style:text-underline-width="normal"/>
    </style:style>
    <style:style style:name="P3" style:family="paragraph">
      <style:text-properties style:text-underline-style="dash" style:text-underline-width="bold"/>
    </style:style>
    <style:style style:name="P4" style:family="paragraph">
      <style:text-properties style:text-underline-style="dash" style:text-underline-width="thin"/>
    </style:style>
    <style:style style:name="P5" style:family="paragraph">
      <style:text-properties style:text-underline-style="dash" style:text-underline-width="dash"/>
    </style:style>
    <style:style style:name="P6" style:family="paragraph">
      <style:text-properties style:text-underline-style="dash" style:text-underline-width="medium"/>
    </style:style>
    <style:style style:name="P7" style:family="paragraph">
      <style:text-properties style:text-underline-style="dash" style:text-underline-width="thick"/>
    </style:style>
    <style:style style:name="P8" style:family="paragraph">
      <style:text-properties style:text-underline-style="dash" style:text-underline-width="10"/>
    </style:style>
    <style:style style:name="P9" style:family="paragraph">
      <style:text-properties style:text-underline-style="dash" style:text-underline-width="50%"/>
    </style:style>
    <style:style style:name="P10" style:family="paragraph">
      <style:text-properties style:text-underline-style="dash" style:text-underline-width="5pt"/>
    </style:style>
  </office:automatic-styles>
  <office:body>
    <office:text>
      <text:p text:style-name="P1">
     This is an example of text with underline, the underline width is auto.
   </text:p>
      <text:p text:style-name="P2">
     This is an example of text with underline, the underline width is normal.
   </text:p>
      <text:p text:style-name="P3">
     This is an example of text with underline, the underline width is bold.
   </text:p>
      <text:p text:style-name="P4">
     This is an example of text with underline, the underline width is thin.
   </text:p>
      <text:p text:style-name="P5">
     This is an example of text with underline, the underline width is dash.
   </text:p>
      <text:p text:style-name="P6">
     This is an example of text with underline, the underline width is medium.
   </text:p>
      <text:p text:style-name="P7">
     This is an example of text with underline, the underline width is thick.
   </text:p>
      <text:p text:style-name="P8">
     This is an example of text with underline, the underline width is 10.
   </text:p>
      <text:p text:style-name="P9">
     This is an example of text with underline, the underline width is 50%.
   </text:p>
      <text:p text:style-name="P8">
     This is an example of text with underline, the underline width is 5pt.
  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master-page style:name="Standard" style:page-layout-name="PageLayout-1"> 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
            User-Agent: Manual/1.0
        </meta:generator>
    <dc:title>Meta Test Document</dc:title>
    <dc:description>Copyright (C) 2006 Intel Corporation.</dc:description>
    <dc:subject>Subject of the document</dc:subject>
    <dc:creator>Yi Luo</dc:creator>
    <dc:date>2006-03-01T11:34:56</dc:date>
    <meta:initial-creator>Majid Khan</meta:initial-creator>
    <meta:creation-date>2005-12-19T12:50:56</meta:creation-date>
    <meta:printed-by>Yi Luo</meta:printed-by>
    <meta:print-date>2006-03-01T11:34:56</meta:print-date>
    <meta:editing-duration>PT0H10M10S</meta:editing-duration>
    <meta:keyword>First keyword</meta:keyword>
    <meta:keyword>Second keyword</meta:keyword>
    <meta:keyword>Third keyword</meta:keyword>
    <dc:language>en-US</dc:language>
    <meta:editing-cycles>1</meta:editing-cycles>
    <meta:editing-duration>PT19S</meta:editing-duration>
    <meta:document-statistic meta:table-count="0" meta:image-count="0" meta:object-count="0" meta:page-count="1" meta:paragraph-count="1" meta:word-count="12" meta:character-count="69"/>
  </office:meta>
</office:document-meta>
</file>